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0000000F6392DBF93.png" manifest:media-type="image/png"/>
  <manifest:file-entry manifest:full-path="Pictures/100012BA00001C1D0000197715AD2F3C.svg" manifest:media-type="image/svg+xml"/>
  <manifest:file-entry manifest:full-path="Pictures/100002010000012C000000FF85D8F1AC.png" manifest:media-type="image/png"/>
  <manifest:file-entry manifest:full-path="Pictures/10000CE600001EFA00001A596EF18590.svg" manifest:media-type="image/svg+xml"/>
  <manifest:file-entry manifest:full-path="Pictures/10000201000000720000007255BA1A51.png" manifest:media-type="image/png"/>
  <manifest:file-entry manifest:full-path="Pictures/1000332C00000BCC00000BCCDED03EE3.svg" manifest:media-type="image/svg+xml"/>
  <manifest:file-entry manifest:full-path="Pictures/1000020100000072000000727B940377.png" manifest:media-type="image/png"/>
  <manifest:file-entry manifest:full-path="Pictures/1000177E00000BCC00000BCC5954C648.svg" manifest:media-type="image/svg+xml"/>
  <manifest:file-entry manifest:full-path="Pictures/10000201000000A00000009E9B2F56FB.png" manifest:media-type="image/png"/>
  <manifest:file-entry manifest:full-path="Pictures/1000140E0000108100001054532FF26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stroke="solid" svg:stroke-width="0.018cm" svg:stroke-color="#ed7d31" svg:stroke-opacity="100%" draw:stroke-linejoin="miter" svg:stroke-linecap="butt" draw:fill="gradient" draw:fill-gradient-name="Tango_20_Yellow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67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shadow="hidden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shadow="hidden" draw:shadow-offset-x="0.203cm" draw:shadow-offset-y="0.203cm" draw:shadow-color="#ff660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Master1-Layout7-blank-Leer-notes">
      <style:graphic-properties draw:fill-color="#ffffff" fo:min-height="13.36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9.8999996185303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4" style:family="paragraph">
      <style:paragraph-properties fo:text-align="center"/>
      <style:text-properties fo:font-size="19.8999996185303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121cm" svg:x="10.668cm" svg:y="2.208cm">
          <draw:text-box>
            <text:p text:style-name="P2"><text:span text:style-name="T1">Nachtscreen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draw:page draw:name="page3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779cm" svg:x="10.668cm" svg:y="2.208cm">
          <draw:text-box>
            <text:p text:style-name="P2"><text:span text:style-name="T1">Nachtsreen (keine aktive Sonderrolle)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<text:span text:style-name="T3">Carola</text:span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<text:span text:style-name="T3">Carola</text:span>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<text:span text:style-name="T3"/>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draw:page draw:name="page4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779cm" svg:x="10.668cm" svg:y="2.208cm">
          <draw:text-box>
            <text:p text:style-name="P2"><text:span text:style-name="T1">Nachtscreen (Amor)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Spieler2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Spieler6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4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Spieler1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Spieler3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Spieler5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Spieler7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 text:style-name="P4">Spieler4</text:p>
          </draw:image>
          <draw:image xlink:href="Pictures/10000201000000A00000009E9B2F56FB.png" xlink:type="simple" xlink:show="embed" xlink:actuate="onLoad"/>
        </draw:frame>
        <draw:frame draw:style-name="gr7" draw:text-style-name="P5" draw:layer="layout" svg:width="3.523cm" svg:height="3.308cm" svg:x="6.097cm" svg:y="4.058cm">
          <draw:image xlink:href="Pictures/10000CE600001EFA00001A596EF18590.svg" xlink:type="simple" xlink:show="embed" xlink:actuate="onLoad">
            <text:p/>
          </draw:image>
          <draw:image xlink:href="Pictures/100002010000012C000000FF85D8F1AC.png" xlink:type="simple" xlink:show="embed" xlink:actuate="onLoad"/>
        </draw:frame>
        <draw:frame draw:style-name="gr7" draw:text-style-name="P5" draw:layer="layout" svg:width="3.523cm" svg:height="3.308cm" svg:x="15.019cm" svg:y="8.89cm">
          <draw:image xlink:href="Pictures/10000CE600001EFA00001A596EF18590.svg" xlink:type="simple" xlink:show="embed" xlink:actuate="onLoad">
            <text:p/>
          </draw:image>
          <draw:image xlink:href="Pictures/100002010000012C000000FF85D8F1AC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draw:page draw:name="page5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779cm" svg:x="10.668cm" svg:y="2.208cm">
          <draw:text-box>
            <text:p text:style-name="P2"><text:span text:style-name="T1">Nachtscreen (Seherin)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Spieler2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Spieler6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 text:style-name="P4"/>
            <text:p text:style-name="P4"/>
          </draw:image>
          <draw:image xlink:href="Pictures/10000201000000A00000009E9B2F56FB.png" xlink:type="simple" xlink:show="embed" xlink:actuate="onLoad"/>
        </draw:frame>
        <draw:frame draw:style-name="gr4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Spieler1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Spieler3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Spieler5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Spieler7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 text:style-name="P4">Spieler4</text:p>
          </draw:image>
          <draw:image xlink:href="Pictures/10000201000000A00000009E9B2F56FB.png" xlink:type="simple" xlink:show="embed" xlink:actuate="onLoad"/>
        </draw:frame>
        <draw:frame draw:style-name="gr8" draw:text-style-name="P5" draw:layer="layout" svg:width="5.612cm" svg:height="5.047cm" svg:x="6.834cm" svg:y="5.367cm">
          <draw:image xlink:href="Pictures/100012BA00001C1D0000197715AD2F3C.svg" xlink:type="simple" xlink:show="embed" xlink:actuate="onLoad">
            <text:p/>
          </draw:image>
          <draw:image xlink:href="Pictures/1000020100000110000000F6392DBF93.png" xlink:type="simple" xlink:show="embed" xlink:actuate="onLoad"/>
        </draw:frame>
        <draw:frame draw:style-name="gr7" draw:text-style-name="P5" draw:layer="layout" svg:width="3.523cm" svg:height="3.308cm" svg:x="6.096cm" svg:y="4.058cm">
          <draw:image xlink:href="Pictures/10000CE600001EFA00001A596EF18590.svg" xlink:type="simple" xlink:show="embed" xlink:actuate="onLoad">
            <text:p/>
          </draw:image>
          <draw:image xlink:href="Pictures/100002010000012C000000FF85D8F1AC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draw:page draw:name="page6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779cm" svg:x="10.668cm" svg:y="2.208cm">
          <draw:text-box>
            <text:p text:style-name="P2"><text:span text:style-name="T1">Nachtscreen (Werwölfe)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Spieler2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Spieler6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4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Spieler1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Spieler3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Spieler5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Spieler7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 text:style-name="P4">Spieler4</text:p>
          </draw:image>
          <draw:image xlink:href="Pictures/10000201000000A00000009E9B2F56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draw:page draw:name="page7" draw:style-name="dp3" draw:master-page-name="Master1-Layout7-blank-Leer" presentation:presentation-page-layout-name="AL2T13">
        <draw:custom-shape draw:name="Abgerundetes Rechteck 1" draw:style-name="gr2" draw:text-style-name="P1" draw:layer="Layout" svg:width="19.95cm" svg:height="14.603cm" svg:x="4.159cm" svg:y="4.759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feld 2" draw:style-name="gr3" draw:text-style-name="P3" draw:layer="layout" svg:width="7.413cm" svg:height="1.779cm" svg:x="10.668cm" svg:y="2.208cm">
          <draw:text-box>
            <text:p text:style-name="P2"><text:span text:style-name="T1">Nachtscreen (Hexe)</text:span></text:p>
          </draw:text-box>
        </draw:frame>
        <draw:frame draw:style-name="gr4" draw:text-style-name="P4" draw:layer="layout" svg:width="3.492cm" svg:height="3.556cm" svg:x="12.467cm" svg:y="6.096cm">
          <draw:image xlink:href="Pictures/1000140E0000108100001054532FF26D.svg" xlink:type="simple" xlink:show="embed" xlink:actuate="onLoad">
            <text:p text:style-name="P4">[Trank]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6.788cm" svg:y="14.986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7.979cm" svg:y="14.986cm">
          <draw:image xlink:href="Pictures/1000140E0000108100001054532FF26D.svg" xlink:type="simple" xlink:show="embed" xlink:actuate="onLoad">
            <text:p text:style-name="P4">Spieler6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64cm" svg:x="7.979cm" svg:y="10.668cm">
          <draw:image xlink:href="Pictures/1000140E0000108100001054532FF26D.svg" xlink:type="simple" xlink:show="embed" xlink:actuate="onLoad">
            <text:p/>
          </draw:image>
          <draw:image xlink:href="Pictures/10000201000000A00000009E9B2F56FB.png" xlink:type="simple" xlink:show="embed" xlink:actuate="onLoad"/>
        </draw:frame>
        <draw:frame draw:style-name="gr9" draw:text-style-name="P4" draw:layer="layout" svg:width="3.492cm" svg:height="3.556cm" svg:x="7.979cm" svg:y="6.096cm">
          <draw:image xlink:href="Pictures/1000140E0000108100001054532FF26D.svg" xlink:type="simple" xlink:show="embed" xlink:actuate="onLoad">
            <text:p text:style-name="P4">Spieler1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77cm" svg:x="16.788cm" svg:y="6.096cm">
          <draw:image xlink:href="Pictures/1000140E0000108100001054532FF26D.svg" xlink:type="simple" xlink:show="embed" xlink:actuate="onLoad">
            <text:p text:style-name="P4">Spieler3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535cm" svg:x="16.788cm" svg:y="10.689cm">
          <draw:image xlink:href="Pictures/1000140E0000108100001054532FF26D.svg" xlink:type="simple" xlink:show="embed" xlink:actuate="onLoad">
            <text:p text:style-name="P4">Spieler5</text:p>
          </draw:image>
          <draw:image xlink:href="Pictures/10000201000000A00000009E9B2F56FB.png" xlink:type="simple" xlink:show="embed" xlink:actuate="onLoad"/>
        </draw:frame>
        <draw:frame draw:style-name="gr5" draw:text-style-name="P4" draw:layer="layout" svg:width="3.492cm" svg:height="3.494cm" svg:x="12.387cm" svg:y="14.986cm">
          <draw:image xlink:href="Pictures/1000140E0000108100001054532FF26D.svg" xlink:type="simple" xlink:show="embed" xlink:actuate="onLoad">
            <text:p text:style-name="P4">Spieler7</text:p>
          </draw:image>
          <draw:image xlink:href="Pictures/10000201000000A00000009E9B2F56FB.png" xlink:type="simple" xlink:show="embed" xlink:actuate="onLoad"/>
        </draw:frame>
        <draw:frame draw:style-name="gr6" draw:text-style-name="P5" draw:layer="layout" svg:width="2.496cm" svg:height="2.54cm" svg:x="20.999cm" svg:y="5.842cm">
          <draw:image xlink:href="Pictures/1000177E00000BCC00000BCC5954C648.svg" xlink:type="simple" xlink:show="embed" xlink:actuate="onLoad">
            <text:p/>
          </draw:image>
          <draw:image xlink:href="Pictures/1000020100000072000000727B940377.png" xlink:type="simple" xlink:show="embed" xlink:actuate="onLoad"/>
        </draw:frame>
        <draw:frame draw:style-name="gr6" draw:text-style-name="P5" draw:layer="layout" svg:width="2.496cm" svg:height="2.578cm" svg:x="5.039cm" svg:y="5.804cm">
          <draw:image xlink:href="Pictures/1000332C00000BCC00000BCCDED03EE3.svg" xlink:type="simple" xlink:show="embed" xlink:actuate="onLoad">
            <text:p/>
          </draw:image>
          <draw:image xlink:href="Pictures/10000201000000720000007255BA1A51.png" xlink:type="simple" xlink:show="embed" xlink:actuate="onLoad"/>
        </draw:frame>
        <draw:frame draw:style-name="gr4" draw:text-style-name="P4" draw:layer="layout" svg:width="3.492cm" svg:height="3.556cm" svg:x="12.446cm" svg:y="10.668cm">
          <draw:image xlink:href="Pictures/1000140E0000108100001054532FF26D.svg" xlink:type="simple" xlink:show="embed" xlink:actuate="onLoad">
            <text:p text:style-name="P4">Spieler4</text:p>
          </draw:image>
          <draw:image xlink:href="Pictures/10000201000000A00000009E9B2F56FB.png" xlink:type="simple" xlink:show="embed" xlink:actuate="onLoad"/>
        </draw:frame>
        <draw:frame draw:style-name="gr8" draw:text-style-name="P5" draw:layer="layout" svg:width="5.612cm" svg:height="5.047cm" svg:x="6.683cm" svg:y="5.334cm">
          <draw:image xlink:href="Pictures/100012BA00001C1D0000197715AD2F3C.svg" xlink:type="simple" xlink:show="embed" xlink:actuate="onLoad">
            <text:p/>
          </draw:image>
          <draw:image xlink:href="Pictures/1000020100000110000000F6392DBF93.png" xlink:type="simple" xlink:show="embed" xlink:actuate="onLoad"/>
        </draw:frame>
        <draw:frame draw:style-name="gr8" draw:text-style-name="P5" draw:layer="layout" svg:width="5.612cm" svg:height="5.047cm" svg:x="11.406cm" svg:y="5.367cm">
          <draw:image xlink:href="Pictures/100012BA00001C1D0000197715AD2F3C.svg" xlink:type="simple" xlink:show="embed" xlink:actuate="onLoad">
            <text:p/>
          </draw:image>
          <draw:image xlink:href="Pictures/1000020100000110000000F6392DBF9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<text:span text:style-name="T2">Abstimmung via Click auf Nam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4" draw:text-style-name="MP5" draw:layer="backgroundobjects" svg:width="6.3cm" svg:height="1.118cm" svg:x="1.924cm" svg:y="19.464cm" presentation:class="date-time">
        <draw:text-box>
          <text:p text:style-name="MP4"><text:span text:style-name="MT1"><text:date style:data-style-name="D4" text:date-value="2016-05-10">10.05.2016</text:date></text:span></text:p>
        </draw:text-box>
      </draw:frame>
      <draw:frame draw:name="Fußzeilenplatzhalter 2" presentation:style-name="Mpr5" draw:text-style-name="MP5" draw:layer="backgroundobjects" svg:width="9.45cm" svg:height="1.118cm" svg:x="9.274cm" svg:y="19.464cm" presentation:class="footer">
        <draw:text-box>
          <text:p/>
        </draw:text-box>
      </draw:frame>
      <draw:frame draw:name="Foliennummernplatzhalter 3" presentation:style-name="Mpr4" draw:text-style-name="MP5" draw:layer="backgroundobjects" svg:width="6.3cm" svg:height="1.118cm" svg:x="19.774cm" svg:y="19.464cm" presentation:class="page-number">
        <draw:text-box>
          <text:p text:style-name="MP6"><text:span text:style-name="MT1"><text:page-number>&lt;number&gt;</text:page-number></text:span></text:p>
        </draw:text-box>
      </draw:frame>
      <draw:frame presentation:style-name="Master1-Layout7-blank-Leer-title" draw:layer="backgroundobjects" svg:width="25.199cm" svg:height="3.506cm" svg:x="1.399cm" svg:y="0.837cm" presentation:class="title" presentation:placeholder="true">
        <draw:text-box/>
      </draw:frame>
      <draw:frame presentation:style-name="Master1-Layout7-blank-Leer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4:09:43.649609800</meta:creation-date>
    <meta:generator>LibreOffice/4.2.8.2$Linux_X86_64 LibreOffice_project/420m0$Build-2</meta:generator>
    <dc:date>2016-05-10T15:45:36.636251656</dc:date>
    <meta:editing-duration>PT1H12M34S</meta:editing-duration>
    <meta:editing-cycles>2</meta:editing-cycles>
    <meta:document-statistic meta:object-count="133"/>
  </office:meta>
</office:document-meta>
</file>